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cm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5cm" fo:min-width="0.695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31cm" svg:height="8.382cm" svg:x="2.269cm" svg:y="1.508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488cm" svg:height="0.725cm" svg:x="12.032cm" svg:y="8.947cm">
          <draw:text-box>
            <text:p text:style-name="P2"><text:span text:style-name="T1">Form</text:span></text:p>
          </draw:text-box>
        </draw:frame>
        <draw:custom-shape draw:style-name="gr3" draw:text-style-name="P1" draw:layer="layout" svg:width="3.303cm" svg:height="2.032cm" svg:x="2.777cm" svg:y="2.77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713cm" svg:height="0.683cm" svg:x="4.24cm" svg:y="4cm">
          <draw:text-box>
            <text:p text:style-name="P3"><text:span text:style-name="T2">Widget</text:span></text:p>
          </draw:text-box>
        </draw:frame>
        <draw:custom-shape draw:style-name="gr3" draw:text-style-name="P1" draw:layer="layout" svg:width="5.816cm" svg:height="4.573cm" svg:x="7.376cm" svg:y="2.77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187cm" svg:height="0.683cm" svg:x="10.751cm" svg:y="6.413cm">
          <draw:text-box>
            <text:p text:style-name="P3"><text:span text:style-name="T2">Container</text:span></text:p>
          </draw:text-box>
        </draw:frame>
        <draw:custom-shape draw:style-name="gr1" draw:text-style-name="P1" draw:layer="layout" svg:width="11.431cm" svg:height="0.762cm" svg:x="2.269cm" svg:y="1.508cm">
          <text:p text:style-name="P1"/>
          <draw:enhanced-geometry svg:viewBox="0 0 21600 21600" draw:type="rectangle" draw:enhanced-path="M 0 0 L 21600 0 21600 21600 0 21600 0 0 Z N"/>
        </draw:custom-shape>
        <draw:g>
          <draw:polygon draw:style-name="gr5" draw:text-style-name="P4" draw:layer="layout" svg:width="0.345cm" svg:height="0.381cm" svg:x="12.324cm" svg:y="1.735cm" svg:viewBox="0 0 346 382" draw:points="0,0 346,382">
            <text:p/>
          </draw:polygon>
          <draw:polygon draw:style-name="gr5" draw:text-style-name="P4" draw:layer="layout" svg:width="0.345cm" svg:height="0.381cm" svg:x="12.324cm" svg:y="1.735cm" svg:viewBox="0 0 346 382" draw:points="0,382 346,0">
            <text:p/>
          </draw:polygon>
          <draw:polygon draw:style-name="gr5" draw:text-style-name="P4" draw:layer="layout" svg:width="0.311cm" svg:height="0cm" svg:x="12.74cm" svg:y="2.126cm" svg:viewBox="0 0 312 0" draw:points="0,0 312,0">
            <text:p/>
          </draw:polygon>
          <draw:polygon draw:style-name="gr5" draw:text-style-name="P4" draw:layer="layout" svg:width="0.311cm" svg:height="0.343cm" svg:x="13.155cm" svg:y="1.735cm" svg:viewBox="0 0 312 344" draw:points="0,344 0,0 312,0 312,344">
            <text:p/>
          </draw:polygon>
        </draw:g>
        <draw:frame draw:style-name="gr2" draw:text-style-name="P2" draw:layer="layout" svg:width="2.5cm" svg:height="0.725cm" svg:x="2.397cm" svg:y="1.545cm">
          <draw:text-box>
            <text:p text:style-name="P2"><text:span text:style-name="T1">Form <text:s/>Title</text:span></text:p>
          </draw:text-box>
        </draw:frame>
        <draw:custom-shape draw:style-name="gr3" draw:text-style-name="P1" draw:layer="layout" svg:width="2.831cm" svg:height="1.721cm" svg:x="3.948cm" svg:y="6.28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713cm" svg:height="0.683cm" svg:x="4.939cm" svg:y="7.199cm">
          <draw:text-box>
            <text:p text:style-name="P3"><text:span text:style-name="T2">Widget</text:span></text:p>
          </draw:text-box>
        </draw:frame>
        <draw:custom-shape draw:style-name="gr3" draw:text-style-name="P1" draw:layer="layout" svg:width="3.303cm" svg:height="2.032cm" svg:x="9.576cm" svg:y="4.07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713cm" svg:height="0.683cm" svg:x="11.039cm" svg:y="5.299cm">
          <draw:text-box>
            <text:p text:style-name="P3"><text:span text:style-name="T2">Widget</text:span></text:p>
          </draw:text-box>
        </draw:frame>
        <draw:custom-shape draw:style-name="gr6" draw:text-style-name="P1" draw:layer="layout" svg:width="2.305cm" svg:height="1.315cm" svg:x="8.136cm" svg:y="3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1.713cm" svg:height="0.683cm" svg:x="8.836cm" svg:y="3.932cm">
          <draw:text-box>
            <text:p text:style-name="P3"><text:span text:style-name="T2">Widg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v </meta:initial-creator>
    <meta:creation-date>2012-05-24T08:28:03</meta:creation-date>
    <dc:date>2012-10-30T10:37:59</dc:date>
    <dc:creator>vv </dc:creator>
    <meta:editing-duration>PT36M34S</meta:editing-duration>
    <meta:editing-cycles>11</meta:editing-cycles>
    <meta:generator>LibreOffice/3.5$Linux_x86 LibreOffice_project/350m1$Build-2</meta:generator>
    <meta:document-statistic meta:object-count="19"/>
  </office:meta>
</office:document-meta>
</file>